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49D000001200602C6B4.jp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935*"/>
    </style:style>
    <style:style style:name="IdentificativoPreventivo.B" style:family="table-column">
      <style:table-column-properties style:column-width="1.3333in" style:rel-column-width="1920*"/>
    </style:style>
    <style:style style:name="IdentificativoPreventivo.E" style:family="table-column">
      <style:table-column-properties style:column-width="1.3347in" style:rel-column-width="1922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591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5" style:family="table-row">
      <style:table-row-properties style:min-row-height="0.4986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P19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29/01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07/2010</text:span>
</text:p>
          </table:table-cell>
          <table:table-cell office:value-type="string" table:number-columns-spanned="3" table:style-name="IdentificativoPreventivo.A2">
            <text:p text:style-name="P18">
<text:span text:style-name="Strong Emphasis">BRANDED APPAREL ITALIA SRL</text:span>
</text:p>
          </table:table-cell>
          <table:covered-table-cell/>
          <table:covered-table-cell/>
        </table:table-row>
        <table:table-row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03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>pp</text:span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6">
Oggetto:
</text:p>
          </table:table-cell>
          <table:table-cell office:value-type="string" table:number-columns-spanned="4" table:style-name="IdentificativoPreventivo.A2">
            <text:p text:style-name="P6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LLESTIMENTO PUNTO VENDITA INFIORE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ealizzazione dell’esecutivo di stampa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70
</text:p>
          </table:table-cell>
          <table:covered-table-cell/>
          <table:table-cell office:value-type="string" table:number-columns-spanned="2" table:style-name="Table2.A1">
            <text:p text:style-name="P17">
€7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tampa diretta in quadricromia UV 360 dpi su piuma spessore 20 mm F.to cm 150x75 con fori; n.02 stop a muro per fissaggio.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00
</text:p>
          </table:table-cell>
          <table:covered-table-cell/>
          <table:table-cell office:value-type="string" table:number-columns-spanned="2" table:style-name="Table2.A1">
            <text:p text:style-name="P17">
€1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Consegna materiali presso unica destinazione con corriere espresso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50
</text:p>
          </table:table-cell>
          <table:covered-table-cell/>
          <table:table-cell office:value-type="string" table:number-columns-spanned="2" table:style-name="Table2.A1">
            <text:p text:style-name="P17">
€5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MATERIALI PLAYTEX PER L’INGROSSO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imborso Agenzia per coordinamento produzione e
Supervisione qualità
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20
</text:p>
          </table:table-cell>
          <table:covered-table-cell/>
          <table:table-cell office:value-type="string" table:number-columns-spanned="2" table:style-name="Table2.A1">
            <text:p text:style-name="P17">
€12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pese di trasporti e consegna materiali su Pomezia         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0
</text:p>
          </table:table-cell>
          <table:covered-table-cell/>
          <table:table-cell office:value-type="string" table:number-columns-spanned="2" table:style-name="Table2.A1">
            <text:p text:style-name="P17">
€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N° 30 pannelli in piuma spessore 2 cm f.to cm 150 x 75 con fori

Caratteristiche
Pannello bifacciale con stampa diretta 
Bordatura perimetrale colore bianco
Kit accessori di montaggio
Imballaggio con angoli di protezione incluso
Costo cad. € 122,00/cad.

</text:p>
          </table:table-cell>
          <table:covered-table-cell/>
          <table:covered-table-cell/>
          <table:table-cell office:value-type="string" table:style-name="Table2.A1">
            <text:p text:style-name="P18">
30.00
</text:p>
          </table:table-cell>
          <table:table-cell office:value-type="string" table:number-columns-spanned="2" table:style-name="Table2.A1">
            <text:p text:style-name="P17">
€122
</text:p>
          </table:table-cell>
          <table:covered-table-cell/>
          <table:table-cell office:value-type="string" table:number-columns-spanned="2" table:style-name="Table2.A1">
            <text:p text:style-name="P17">
€3.66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Sconto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€-2.000,00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2.000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2000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SOLITI ACCORD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1000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3" draw:style-name="Mfr1" svg:width="0.1665in">
<draw:image xlink:href="Pictures/100000000000000C0000011F81378DB1.jpg" xlink:type="simple" xlink:show="embed" xlink:actuate="onLoad"/>
</draw:frame>
<draw:frame text:anchor-type="paragraph" draw:name="graphics2" svg:x="0.0752in" svg:y="0.05in" svg:height="0.9598in" draw:z-index="5" draw:style-name="Mfr1" svg:width="3.9366in">
<draw:image xlink:href="Pictures/100000000000049D000001200602C6B4.jpg" xlink:type="simple" xlink:show="embed" xlink:actuate="onLoad"/>
</draw:frame>
<text:span text:style-name="Strong Emphasis">Cube S.r.l.</text:span>
</text:p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1-29T14:33:55</dc:date>
    <meta:editing-cycles>196</meta:editing-cycles>
    <meta:editing-duration>PT09H10M04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